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15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15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6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3.6pt" style:use-optimal-row-height="true" fo:break-before="auto"/>
    </style:style>
    <style:style style:name="ro3" style:family="table-row">
      <style:table-row-properties style:row-height="64.0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style-name="ce5"/>
          <table:table-cell table:style-name="ce1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6" table:style-name="ce4">
            <text:p>6</text:p>
          </table:table-cell>
          <table:table-cell table:style-name="ce4"/>
          <table:table-cell table:style-name="ce5"/>
          <table:table-cell table:number-columns-repeated="16372" table:style-name="ce1"/>
        </table:table-row>
        <table:table-row table:style-name="ro3">
          <table:table-cell table:style-name="ce6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10">
            <text:p>Coeficiente de Bessel teorico</text:p>
          </table:table-cell>
          <table:table-cell table:style-name="ce11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10">
            <text:p>Coeficiente de Bessel teorico</text:p>
          </table:table-cell>
          <table:table-cell table:number-columns-repeated="1003" table:style-name="ce11"/>
          <table:table-cell table:number-columns-repeated="15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2">
            <text:p>J0(B)</text:p>
          </table:table-cell>
          <table:table-cell office:value-type="float" office:value="-24.76" table:style-name="ce13">
            <text:p>-2,48E+01</text:p>
          </table:table-cell>
          <table:table-cell office:value-type="float" office:value="3.3419504002611417E-3" table:formula="of:=POWER(10;[.C4]/10)" table:style-name="ce14">
            <text:p>3,34E-03</text:p>
          </table:table-cell>
          <table:table-cell office:value-type="float" office:value="0.38005204952643901" table:formula="of:=SQRT([.D4]/[.$D$14])" table:style-name="ce15">
            <text:p>3,80E-01</text:p>
          </table:table-cell>
          <table:table-cell office:value-type="float" office:value="-0.39714980717385412" table:formula="of:=BESSELJ([.D$2];[.A4])" table:style-name="ce16">
            <text:p>-0,397149807</text:p>
          </table:table-cell>
          <table:table-cell table:style-name="ce1"/>
          <table:table-cell office:value-type="string" table:style-name="ce12">
            <text:p>J0(B)</text:p>
          </table:table-cell>
          <table:table-cell office:value-type="float" office:value="-32.270000000000003" table:style-name="ce17">
            <text:p>-32,27</text:p>
          </table:table-cell>
          <table:table-cell office:value-type="float" office:value="5.9292532457999884E-4" table:formula="of:=POWER(10;[.I4]/10)" table:style-name="ce14">
            <text:p>5,93E-04</text:p>
          </table:table-cell>
          <table:table-cell office:value-type="float" office:value="0.16008221281455154" table:formula="of:=SQRT([.J4]/[.$D$14])" table:style-name="ce15">
            <text:p>1,60E-01</text:p>
          </table:table-cell>
          <table:table-cell office:value-type="float" office:value="0.15064525949185048" table:formula="of:=BESSELJ([.J$2];[.G4])" table:style-name="ce16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8">
            <text:p>J1(B)</text:p>
          </table:table-cell>
          <table:table-cell office:value-type="float" office:value="-40.1" table:style-name="ce19">
            <text:p>-4,01E+01</text:p>
          </table:table-cell>
          <table:table-cell office:value-type="float" office:value="9.7723722095581001E-5" table:formula="of:=POWER(10;[.C5]/10)" table:style-name="ce20">
            <text:p>9,77E-05</text:p>
          </table:table-cell>
          <table:table-cell office:value-type="float" office:value="6.4989482522166298E-2" table:formula="of:=SQRT([.D5]/[.$D$14])" table:style-name="ce21">
            <text:p>6,50E-02</text:p>
          </table:table-cell>
          <table:table-cell office:value-type="float" office:value="-6.6043327959084727E-2" table:formula="of:=BESSELJ([.D$2];[.A5])" table:style-name="ce22">
            <text:p>-0,066043328</text:p>
          </table:table-cell>
          <table:table-cell table:style-name="ce1"/>
          <table:table-cell office:value-type="string" table:style-name="ce18">
            <text:p>J1(B)</text:p>
          </table:table-cell>
          <table:table-cell office:value-type="float" office:value="-27.48" table:style-name="ce23">
            <text:p>-27,48</text:p>
          </table:table-cell>
          <table:table-cell office:value-type="float" office:value="1.7864875748520492E-3" table:formula="of:=POWER(10;[.I5]/10)" table:style-name="ce20">
            <text:p>1,79E-03</text:p>
          </table:table-cell>
          <table:table-cell office:value-type="float" office:value="0.27787090716675489" table:formula="of:=SQRT([.J5]/[.$D$14])" table:style-name="ce21">
            <text:p>2,78E-01</text:p>
          </table:table-cell>
          <table:table-cell office:value-type="float" office:value="0.15064525949185048" table:formula="of:=BESSELJ([.J$2];[.G5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8">
            <text:p>j2(B)</text:p>
          </table:table-cell>
          <table:table-cell office:value-type="float" office:value="-24.82" table:style-name="ce19">
            <text:p>-2,48E+01</text:p>
          </table:table-cell>
          <table:table-cell office:value-type="float" office:value="3.2960971217745752E-3" table:formula="of:=POWER(10;[.C6]/10)" table:style-name="ce20">
            <text:p>3,30E-03</text:p>
          </table:table-cell>
          <table:table-cell office:value-type="float" office:value="0.37743578961997404" table:formula="of:=SQRT([.D6]/[.$D$14])" table:style-name="ce21">
            <text:p>3,77E-01</text:p>
          </table:table-cell>
          <table:table-cell office:value-type="float" office:value="0.36412814319431175" table:formula="of:=BESSELJ([.D$2];[.A6])" table:style-name="ce22">
            <text:p>0,364128143</text:p>
          </table:table-cell>
          <table:table-cell table:style-name="ce1"/>
          <table:table-cell office:value-type="string" table:style-name="ce18">
            <text:p>j2(B)</text:p>
          </table:table-cell>
          <table:table-cell office:value-type="float" office:value="-28.45" table:style-name="ce23">
            <text:p>-28,45</text:p>
          </table:table-cell>
          <table:table-cell office:value-type="float" office:value="1.4288939585111024E-3" table:formula="of:=POWER(10;[.I6]/10)" table:style-name="ce20">
            <text:p>1,43E-03</text:p>
          </table:table-cell>
          <table:table-cell office:value-type="float" office:value="0.24850954769865521" table:formula="of:=SQRT([.J6]/[.$D$14])" table:style-name="ce21">
            <text:p>2,49E-01</text:p>
          </table:table-cell>
          <table:table-cell office:value-type="float" office:value="0.15064525949185048" table:formula="of:=BESSELJ([.J$2];[.G6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8">
            <text:p>j3(B)</text:p>
          </table:table-cell>
          <table:table-cell office:value-type="float" office:value="-23.33" table:style-name="ce19">
            <text:p>-2,33E+01</text:p>
          </table:table-cell>
          <table:table-cell office:value-type="float" office:value="4.6451527522274926E-3" table:formula="of:=POWER(10;[.C7]/10)" table:style-name="ce20">
            <text:p>4,65E-03</text:p>
          </table:table-cell>
          <table:table-cell office:value-type="float" office:value="0.4480671232736626" table:formula="of:=SQRT([.D7]/[.$D$14])" table:style-name="ce21">
            <text:p>4,48E-01</text:p>
          </table:table-cell>
          <table:table-cell office:value-type="float" office:value="0.43017147115339649" table:formula="of:=BESSELJ([.D$2];[.A7])" table:style-name="ce22">
            <text:p>0,430171471</text:p>
          </table:table-cell>
          <table:table-cell table:style-name="ce1"/>
          <table:table-cell office:value-type="string" table:style-name="ce18">
            <text:p>j3(B)</text:p>
          </table:table-cell>
          <table:table-cell office:value-type="float" office:value="-34.72" table:style-name="ce23">
            <text:p>-34,72</text:p>
          </table:table-cell>
          <table:table-cell office:value-type="float" office:value="3.3728730865886851E-4" table:formula="of:=POWER(10;[.I7]/10)" table:style-name="ce20">
            <text:p>3,37E-04</text:p>
          </table:table-cell>
          <table:table-cell office:value-type="float" office:value="0.1207377501637846" table:formula="of:=SQRT([.J7]/[.$D$14])" table:style-name="ce21">
            <text:p>1,21E-01</text:p>
          </table:table-cell>
          <table:table-cell office:value-type="float" office:value="0.15064525949185048" table:formula="of:=BESSELJ([.J$2];[.G7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8">
            <text:p>j4(B)</text:p>
          </table:table-cell>
          <table:table-cell office:value-type="float" office:value="-28.17" table:style-name="ce19">
            <text:p>-2,82E+01</text:p>
          </table:table-cell>
          <table:table-cell office:value-type="float" office:value="1.5240527537972895E-3" table:formula="of:=POWER(10;[.C8]/10)" table:style-name="ce20">
            <text:p>1,52E-03</text:p>
          </table:table-cell>
          <table:table-cell office:value-type="float" office:value="0.25665106982639208" table:formula="of:=SQRT([.D8]/[.$D$14])" table:style-name="ce21">
            <text:p>2,57E-01</text:p>
          </table:table-cell>
          <table:table-cell office:value-type="float" office:value="0.28112906637035134" table:formula="of:=BESSELJ([.D$2];[.A8])" table:style-name="ce22">
            <text:p>0,281129066</text:p>
          </table:table-cell>
          <table:table-cell table:style-name="ce1"/>
          <table:table-cell office:value-type="string" table:style-name="ce18">
            <text:p>j4(B)</text:p>
          </table:table-cell>
          <table:table-cell office:value-type="float" office:value="-25.95" table:style-name="ce23">
            <text:p>-25,95</text:p>
          </table:table-cell>
          <table:table-cell office:value-type="float" office:value="2.5409727055493046E-3" table:formula="of:=POWER(10;[.I8]/10)" table:style-name="ce20">
            <text:p>2,54E-03</text:p>
          </table:table-cell>
          <table:table-cell office:value-type="float" office:value="0.33139280795337062" table:formula="of:=SQRT([.J8]/[.$D$14])" table:style-name="ce21">
            <text:p>3,31E-01</text:p>
          </table:table-cell>
          <table:table-cell office:value-type="float" office:value="0.15064525949185048" table:formula="of:=BESSELJ([.J$2];[.G8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8">
            <text:p>j5(B)</text:p>
          </table:table-cell>
          <table:table-cell office:value-type="float" office:value="-35.65" table:style-name="ce19">
            <text:p>-3,57E+01</text:p>
          </table:table-cell>
          <table:table-cell office:value-type="float" office:value="2.7227013080779084E-4" table:formula="of:=POWER(10;[.C9]/10)" table:style-name="ce20">
            <text:p>2,72E-04</text:p>
          </table:table-cell>
          <table:table-cell office:value-type="float" office:value="0.10847835203330564" table:formula="of:=SQRT([.D9]/[.$D$14])" table:style-name="ce21">
            <text:p>1,08E-01</text:p>
          </table:table-cell>
          <table:table-cell office:value-type="float" office:value="0.13208665605594805" table:formula="of:=BESSELJ([.D$2];[.A9])" table:style-name="ce22">
            <text:p>0,132086656</text:p>
          </table:table-cell>
          <table:table-cell table:style-name="ce1"/>
          <table:table-cell office:value-type="string" table:style-name="ce18">
            <text:p>j5(B)</text:p>
          </table:table-cell>
          <table:table-cell office:value-type="float" office:value="-25.58" table:style-name="ce23">
            <text:p>-25,58</text:p>
          </table:table-cell>
          <table:table-cell office:value-type="float" office:value="2.7669416454115118E-3" table:formula="of:=POWER(10;[.I9]/10)" table:style-name="ce20">
            <text:p>2,77E-03</text:p>
          </table:table-cell>
          <table:table-cell office:value-type="float" office:value="0.34581440415519671" table:formula="of:=SQRT([.J9]/[.$D$14])" table:style-name="ce21">
            <text:p>3,46E-01</text:p>
          </table:table-cell>
          <table:table-cell office:value-type="float" office:value="0.15064525949185048" table:formula="of:=BESSELJ([.J$2];[.G9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8">
            <text:p>j6(B)</text:p>
          </table:table-cell>
          <table:table-cell office:value-type="float" office:value="-42.32" table:style-name="ce23">
            <text:p>-42,32</text:p>
          </table:table-cell>
          <table:table-cell office:value-type="float" office:value="5.8613816451402758E-5" table:formula="of:=POWER(10;[.C10]/10)" table:style-name="ce20">
            <text:p>5,86E-05</text:p>
          </table:table-cell>
          <table:table-cell office:value-type="float" office:value="5.0331871472372253E-2" table:formula="of:=SQRT([.D10]/[.$D$14])" table:style-name="ce21">
            <text:p>5,03E-02</text:p>
          </table:table-cell>
          <table:table-cell office:value-type="float" office:value="4.9087575156420843E-2" table:formula="of:=BESSELJ([.D$2];[.A10])" table:style-name="ce22">
            <text:p>0,049087575</text:p>
          </table:table-cell>
          <table:table-cell table:style-name="ce1"/>
          <table:table-cell office:value-type="string" table:style-name="ce18">
            <text:p>j6(B)</text:p>
          </table:table-cell>
          <table:table-cell office:value-type="float" office:value="-29.17" table:style-name="ce23">
            <text:p>-29,17</text:p>
          </table:table-cell>
          <table:table-cell office:value-type="float" office:value="1.210598133550481E-3" table:formula="of:=POWER(10;[.I10]/10)" table:style-name="ce20">
            <text:p>1,21E-03</text:p>
          </table:table-cell>
          <table:table-cell office:value-type="float" office:value="0.2287405067558014" table:formula="of:=SQRT([.J10]/[.$D$14])" table:style-name="ce21">
            <text:p>2,29E-01</text:p>
          </table:table-cell>
          <table:table-cell office:value-type="float" office:value="0.15064525949185048" table:formula="of:=BESSELJ([.J$2];[.G10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8">
            <text:p>j7(B)</text:p>
          </table:table-cell>
          <table:table-cell office:value-type="float" office:value="-55.17" table:style-name="ce23">
            <text:p>-55,17</text:p>
          </table:table-cell>
          <table:table-cell office:value-type="float" office:value="3.0408850256762734E-6" table:formula="of:=POWER(10;[.C11]/10)" table:style-name="ce20">
            <text:p>3,04E-06</text:p>
          </table:table-cell>
          <table:table-cell office:value-type="float" office:value="1.1464182179944044E-2" table:formula="of:=SQRT([.D11]/[.$D$14])" table:style-name="ce21">
            <text:p>1,15E-02</text:p>
          </table:table-cell>
          <table:table-cell office:value-type="float" office:value="1.5176069422058545E-2" table:formula="of:=BESSELJ([.D$2];[.A11])" table:style-name="ce22">
            <text:p>0,015176069</text:p>
          </table:table-cell>
          <table:table-cell table:style-name="ce1"/>
          <table:table-cell office:value-type="string" table:style-name="ce18">
            <text:p>j7(B)</text:p>
          </table:table-cell>
          <table:table-cell office:value-type="float" office:value="-34.200000000000003" table:style-name="ce23">
            <text:p>-34,2</text:p>
          </table:table-cell>
          <table:table-cell office:value-type="float" office:value="3.8018939632056042E-4" table:formula="of:=POWER(10;[.I11]/10)" table:style-name="ce20">
            <text:p>3,80E-04</text:p>
          </table:table-cell>
          <table:table-cell office:value-type="float" office:value="0.12818673293505964" table:formula="of:=SQRT([.J11]/[.$D$14])" table:style-name="ce21">
            <text:p>1,28E-01</text:p>
          </table:table-cell>
          <table:table-cell office:value-type="float" office:value="0.15064525949185048" table:formula="of:=BESSELJ([.J$2];[.G11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8">
            <text:p>j8(B)</text:p>
          </table:table-cell>
          <table:table-cell office:value-type="float" office:value="-61.84" table:style-name="ce23">
            <text:p>-61,84</text:p>
          </table:table-cell>
          <table:table-cell office:value-type="float" office:value="6.5463617406727335E-7" table:formula="of:=POWER(10;[.C12]/10)" table:style-name="ce20">
            <text:p>6,55E-07</text:p>
          </table:table-cell>
          <table:table-cell office:value-type="float" office:value="5.3191603043494422E-3" table:formula="of:=SQRT([.D12]/[.$D$14])" table:style-name="ce21">
            <text:p>5,32E-03</text:p>
          </table:table-cell>
          <table:table-cell office:value-type="float" office:value="4.0286678208190044E-3" table:formula="of:=BESSELJ([.D$2];[.A12])" table:style-name="ce22">
            <text:p>0,004028668</text:p>
          </table:table-cell>
          <table:table-cell table:style-name="ce1"/>
          <table:table-cell office:value-type="string" table:style-name="ce18">
            <text:p>j8(B)</text:p>
          </table:table-cell>
          <table:table-cell office:value-type="float" office:value="-41.18" table:style-name="ce23">
            <text:p>-41,18</text:p>
          </table:table-cell>
          <table:table-cell office:value-type="float" office:value="7.620790100254106E-5" table:formula="of:=POWER(10;[.I12]/10)" table:style-name="ce20">
            <text:p>7,62E-05</text:p>
          </table:table-cell>
          <table:table-cell office:value-type="float" office:value="5.7390905753928509E-2" table:formula="of:=SQRT([.J12]/[.$D$14])" table:style-name="ce21">
            <text:p>5,74E-02</text:p>
          </table:table-cell>
          <table:table-cell office:value-type="float" office:value="0.15064525949185048" table:formula="of:=BESSELJ([.J$2];[.G12])" table:style-name="ce22">
            <text:p>0,150645259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4">
            <text:p>j9(B)</text:p>
          </table:table-cell>
          <table:table-cell office:value-type="float" office:value="-70" table:style-name="ce25">
            <text:p>-70</text:p>
          </table:table-cell>
          <table:table-cell office:value-type="float" office:value="9.9999999999999995E-8" table:formula="of:=POWER(10;[.C13]/10)" table:style-name="ce26">
            <text:p>1,00E-07</text:p>
          </table:table-cell>
          <table:table-cell office:value-type="float" office:value="2.0789453782153245E-3" table:formula="of:=SQRT([.D13]/[.$D$14])" table:style-name="ce27">
            <text:p>2,08E-03</text:p>
          </table:table-cell>
          <table:table-cell office:value-type="float" office:value="9.3860186121756423E-4" table:formula="of:=BESSELJ([.D$2];[.A13])" table:style-name="ce28">
            <text:p>0,000938602</text:p>
          </table:table-cell>
          <table:table-cell table:style-name="ce1"/>
          <table:table-cell office:value-type="string" table:style-name="ce24">
            <text:p>j9(B)</text:p>
          </table:table-cell>
          <table:table-cell office:value-type="float" office:value="-49.1" table:style-name="ce25">
            <text:p>-49,1</text:p>
          </table:table-cell>
          <table:table-cell office:value-type="float" office:value="1.2302687708123802E-5" table:formula="of:=POWER(10;[.I13]/10)" table:style-name="ce26">
            <text:p>1,23E-05</text:p>
          </table:table-cell>
          <table:table-cell office:value-type="float" office:value="2.3059138558226038E-2" table:formula="of:=SQRT([.J13]/[.$D$14])" table:style-name="ce27">
            <text:p>2,31E-02</text:p>
          </table:table-cell>
          <table:table-cell office:value-type="float" office:value="0.15064525949185048" table:formula="of:=BESSELJ([.J$2];[.G13])" table:style-name="ce28">
            <text:p>0,150645259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2"/>
          <table:table-cell office:value-type="string" table:style-name="ce29">
            <text:p>Potencia total</text:p>
          </table:table-cell>
          <table:table-cell office:value-type="float" office:value="2.3137362036968895E-2" table:formula="of:=+[.D4]+2*SUM([.D5:.D13])" table:style-name="ce29">
            <text:p>0,023137362</text:p>
          </table:table-cell>
          <table:table-cell office:value-type="string" table:style-name="ce29">
            <text:p>mW</text:p>
          </table:table-cell>
          <table:table-cell table:number-columns-repeated="2" table:style-name="ce1"/>
          <table:table-cell table:style-name="ce2"/>
          <table:table-cell office:value-type="string" table:style-name="ce29">
            <text:p>Potencia total</text:p>
          </table:table-cell>
          <table:table-cell office:value-type="float" office:value="2.1672687947709088E-2" table:formula="of:=+[.J4]+2*SUM([.J5:.J13])" table:style-name="ce29">
            <text:p>0,021672688</text:p>
          </table:table-cell>
          <table:table-cell office:value-type="string" table:style-name="ce29">
            <text:p>mW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number-columns-spanned="5" table:number-rows-spanned="16" table:style-name="ce30">
            <text:p>Inserte la imagen captada en el analizador de espectro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4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ose beltran</dc:creator>
    <dc:date>2023-11-24T16:26:31Z</dc:date>
    <meta:editing-cycles>1</meta:editing-cycles>
    <meta:editing-duration>PT531S</meta:editing-duration>
  </office:meta>
</office:document-meta>
</file>